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0" style:family="paragraph" style:parent-style-name="Table_20_Contents">
      <style:text-properties style:font-name="Times New Roman" fo:font-size="12pt" officeooo:rsid="00484ee4" officeooo:paragraph-rsid="002c512f"/>
    </style:style>
    <style:style style:name="P11" style:family="paragraph" style:parent-style-name="Table_20_Contents"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2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61bf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officeooo:rsid="003171f5"/>
    </style:style>
    <style:style style:name="T7" style:family="text">
      <style:text-properties officeooo:rsid="013d0498"/>
    </style:style>
    <style:style style:name="T8" style:family="text">
      <style:text-properties officeooo:rsid="003c9d6c"/>
    </style:style>
    <style:style style:name="T9" style:family="text">
      <style:text-properties style:use-window-font-color="true" officeooo:rsid="003c9d6c"/>
    </style:style>
    <style:style style:name="T10" style:family="text">
      <style:text-properties style:use-window-font-color="true" officeooo:rsid="003c9d6c" fo:background-color="#ffffff" loext:char-shading-value="0"/>
    </style:style>
    <style:style style:name="T11" style:family="text">
      <style:text-properties style:use-window-font-color="true" style:font-name="Times New Roman" officeooo:rsid="003c9d6c"/>
    </style:style>
    <style:style style:name="T12" style:family="text">
      <style:text-properties style:use-window-font-color="true" style:font-name="Times New Roman" officeooo:rsid="003c9d6c" fo:background-color="#ffffff" loext:char-shading-value="0"/>
    </style:style>
    <style:style style:name="T13" style:family="text">
      <style:text-properties officeooo:rsid="003c9d6c" fo:background-color="#ffffff" loext:char-shading-value="0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f9f1a9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officeooo:rsid="0118ff4b"/>
    </style:style>
    <style:style style:name="T20" style:family="text">
      <style:text-properties officeooo:rsid="011e3475"/>
    </style:style>
    <style:style style:name="T21" style:family="text">
      <style:text-properties officeooo:rsid="0059ec4d"/>
    </style:style>
    <style:style style:name="T22" style:family="text">
      <style:text-properties officeooo:rsid="002aa57d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officeooo:rsid="003c9d6c"/>
    </style:style>
    <style:style style:name="T25" style:family="text">
      <style:text-properties style:font-name="Times New Roman" officeooo:rsid="003c9d6c" fo:background-color="#ffffff" loext:char-shading-value="0"/>
    </style:style>
    <style:style style:name="T26" style:family="text">
      <style:text-properties style:font-name="Times New Roman" officeooo:rsid="00f9f1a9" fo:background-color="#ffffff" loext:char-shading-value="0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5">C<text:span text:style-name="T19">ertidão De Matrícula</text:span></text:p>
      <text:p text:style-name="P15"/>
      <text:p text:style-name="P19"><text:text-input text:description="${documentSignature.responsibleName}">${documentSignature.responsibleName}</text:text-input><text:span text:style-name="T8">, </text:span><text:span text:style-name="T8"><text:text-input text:description="${lang.pt(documentSignature.responsibleFunction)}">${lang.pt(documentSignature.responsibleFunction)}</text:text-input></text:span><text:span text:style-name="T8"> da </text:span><text:span text:style-name="T3">Faculdade de </text:span><text:span text:style-name="T6">Medicina Dentária</text:span><text:span text:style-name="T4"> </text:span><text:span text:style-name="T3">da Universidade de Lisboa,</text:span></text:p>
      <text:p text:style-name="P23"><text:span text:style-name="T24">Certifica, em face dos registos existentes nesta Faculdade, que </text:span><text:span text:style-name="T24"><text:text-input text:description="${person.name}">${person.name}</text:text-input></text:span><text:span text:style-name="T24">, </text:span><text:span text:style-name="T24"><text:text-input text:description="[#if person.female]">[#if person.female]</text:text-input></text:span><text:span text:style-name="T24">aluna</text:span><text:span text:style-name="T24"><text:text-input text:description="[#elseif person.male]">[#elseif person.male]</text:text-input></text:span><text:span text:style-name="T24">aluno</text:span><text:span text:style-name="T24"><text:text-input text:description="[/#if]">[/#if]</text:text-input></text:span><text:span text:style-name="T24"> n.º </text:span><text:span text:style-name="T23"><text:text-input text:description="${registration.number}">${registration.number}</text:text-input></text:span><text:span text:style-name="T24">, </text:span><text:span text:style-name="T24"><text:text-input text:description="[#if person.female]">[#if person.female]</text:text-input></text:span><text:span text:style-name="T24">nascida</text:span><text:span text:style-name="T24"><text:text-input text:description="[#elseif person.male]">[#elseif person.male]</text:text-input></text:span><text:span text:style-name="T24">nascido</text:span><text:span text:style-name="T24"><text:text-input text:description="[/#if]">[/#if]</text:text-input></text:span><text:span text:style-name="T24"> a </text:span><text:span text:style-name="T24"><text:text-input text:description="${lang.pt(dates.extendedDate(person.dateOfBirthYearMonthDay))}">${lang.pt(dates.extendedDate(person.dateOfBirthYearMonthDay))}</text:text-input></text:span><text:span text:style-name="T24">, </text:span><text:span text:style-name="T24"><text:text-input text:description="[#if person.female]">[#if person.female]</text:text-input></text:span><text:span text:style-name="T24">portadora</text:span><text:span text:style-name="T24"><text:text-input text:description="[#elseif person.male]">[#elseif person.male]</text:text-input></text:span><text:span text:style-name="T24">portador</text:span><text:span text:style-name="T24"><text:text-input text:description="[/#if]">[/#if]</text:text-input></text:span><text:span text:style-name="T24"> do</text:span><text:span text:style-name="T11"> </text:span><text:span text:style-name="T23"><text:text-input text:description="${lang.pt(person.idDocumentType.localizedNameI18N)}">${lang.pt(person.idDocumentType.localizedNameI18N)}</text:text-input></text:span><text:span text:style-name="T12"> n.º </text:span><text:span text:style-name="T23"><text:text-input text:description="${person.documentIdNumber}">${person.documentIdNumber}</text:text-input></text:span><text:span text:style-name="T24">, </text:span><text:span text:style-name="T24"><text:text-input text:description="[#if person.female]">[#if person.female]</text:text-input></text:span><text:span text:style-name="T24">filha</text:span><text:span text:style-name="T24"><text:text-input text:description="[#elseif person.male]">[#elseif person.male]</text:text-input></text:span><text:span text:style-name="T24">filho</text:span><text:span text:style-name="T24"><text:text-input text:description="[/#if]">[/#if]</text:text-input></text:span><text:span text:style-name="T24"> de </text:span><text:span text:style-name="T24"><text:text-input text:description="${person.nameOfFather}">${person.nameOfFather}</text:text-input></text:span><text:span text:style-name="T24"> e de </text:span><text:span text:style-name="T24"><text:text-input text:description="person.nameOfMother"/></text:span><text:span text:style-name="T24"><text:text-input text:description="${person.nameOfMother}">${person.nameOfMother}</text:text-input></text:span><text:span text:style-name="T24">, </text:span><text:span text:style-name="T25">realizou a matrícula no Curso de </text:span><text:span text:style-name="T23"><text:text-input text:description="${lang.pt(curricularPlanInformation.degreePresentationName)}">${lang.pt(curricularPlanInformation.degreePresentationName)}</text:text-input></text:span><text:span text:style-name="T25"> no ano letivo d</text:span><text:span text:style-name="T26">e </text:span><text:span text:style-name="T23"><text:text-input text:description="${registration.startExecutionYear.name}">${registration.startExecutionYear.name}</text:text-input></text:span><text:span text:style-name="T25">.</text:span></text:p>
      <text:p text:style-name="P18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10"><text:span text:style-name="T20">A</text:span> presente certi<text:span text:style-name="T20">dão</text:span> <text:span text:style-name="T21">vai</text:span> firmad<text:span text:style-name="T22">a</text:span> com o selo branco em uso nesta Faculdade.</text:p>
      <text:p text:style-name="P8"/>
      <text:p text:style-name="P8"/>
      <text:p text:style-name="P9"><text:span text:style-name="T3">Faculdade de </text:span><text:span text:style-name="T5">Medicina Dentária</text:span><text:span text:style-name="T3"> da Universidade de Lisboa</text:span><text:span text:style-name="T17">, </text:span><text:span text:style-name="T18">em </text:span><text:span text:style-name="T18"><text:text-input text:description="${lang.pt(dates.extendedDate(localizedDate.nowDate()))}">${lang.pt(dates.extendedDate(localizedDate.nowDate()))}</text:text-input></text:span><text:span text:style-name="T14">.</text:span></text:p>
      <text:p text:style-name="P8"/>
      <text:p text:style-name="P11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6"><text:text-input text:description="[#if hasPricetag]">[#if hasPricetag]</text:text-input></text:p>
            <text:p text:style-name="P22"><text:span text:style-name="T16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5:01:06.710023006</dc:date>
    <meta:editing-duration>PT1H2M4S</meta:editing-duration>
    <meta:editing-cycles>32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43" meta:character-count="2746" meta:non-whitespace-character-count="2551"/>
  </office:meta>
</office:document-meta>
</file>